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701 bp</text:p>
      <text:p text:style-name="Preformatted_20_Text">Sequence 2: Masked <text:s text:c="4"/>15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9</text:p>
      <text:p text:style-name="Preformatted_20_Text">Guide tree file created: <text:s text:c="2"/><text:a xlink:type="simple" xlink:href="https://www.genome.jp/tools-bin/pushfile?220406153835CGkY5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98319</text:p>
      <text:p text:style-name="Preformatted_20_Text">Alignment Score 91946</text:p>
      <text:p text:style-name="Preformatted_20_Text"/>
      <text:p text:style-name="Preformatted_20_Text">CLUSTAL-Alignment file created <text:s/><text:a xlink:type="simple" xlink:href="https://www.genome.jp/tools-bin/pushfile?220406153835CGkY5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53835CGkY5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TGGACTAATTGACTCTATGATTTTTTTGGTGCTGGCTAAGAATTGTTTGTCTCACAGGT</text:p>
      <text:p text:style-name="Preformatted_20_Text">Masked <text:s text:c="9"/>TTGGACTAATTGACTCTATGATTTTTTTGGTGCTGGCTAAGAATTGTTTGTCTCA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ATGTAGCTGTTTGACAGCATACTCTTAAGTCTTTCTGTAGCATCTTGTCTCAGGG</text:p>
      <text:p text:style-name="Preformatted_20_Text">Masked <text:s text:c="9"/>TCCTAATGTAGCTGTTTGACAGCATACTCTTAAGTCTTTCTGTAGCATCTTGTCTC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CAACATGAGTTGCTCCTCAGTAAGTTCTTAACTGACTTAGAAAAGTGATTGCTCC</text:p>
      <text:p text:style-name="Preformatted_20_Text">Masked <text:s text:c="9"/>CTGTTCAACATGAGTTGCTCCTCAGTAAGTTCTTAACTGACTTAGAAAAGTGATTG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TGTGGACAAATGAGTTTTATGCAATGGGACTCATCAAATTGGATTATTGCTGTA</text:p>
      <text:p text:style-name="Preformatted_20_Text">Masked <text:s text:c="9"/>TACTAATGTGGACAAATGAGTTTTATGCAATGGGACTCATCAAATTGGATTATTG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TGTTCCGAGAGATGAAGTCATCACAAATCAAGGTTTGATTAGGAAAAAATGAA</text:p>
      <text:p text:style-name="Preformatted_20_Text">Masked <text:s text:c="9"/>TAAAATTTGTTCCGAGAGATGAAGTCATCACAAATCAAGGTTTGATTAGGAAAAAATG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AAAAAACTGTCTGCCTTATTCCATCCTTCCAAAAAAAGGGCAACAAAAAATAAAAGTA</text:p>
      <text:p text:style-name="Preformatted_20_Text">Masked <text:s text:c="9"/>ACAAAAAACTGTCTGCCTTATTCCATCCTTCCAAAAAAAGGGCAACAAAAAATA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CCTGATTGTGCATCATAGTGTAGAATATTCCTGTAATAGATTATATGAAGTTTGA</text:p>
      <text:p text:style-name="Preformatted_20_Text">Masked <text:s text:c="9"/>GATTTCCTGATTGTGCATCATAGTGTAGAATATTCCTGTAATAGATTATATGAAG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AATACTTAACCTGCTGTTTAGCAGTTAAATATTACTTATTATGAGTTATTTCTGT</text:p>
      <text:p text:style-name="Preformatted_20_Text">Masked <text:s text:c="9"/>GTTCAAATACTTAACCTGCTGTTTAGCAGTTAAATATTACTTATTATGAGTT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GATTGTGCACAACACACTGTGTCTTAAATTCTTAAATCTGGATTACAACAAATTT</text:p>
      <text:p text:style-name="Preformatted_20_Text">Masked <text:s text:c="9"/>CTTGGGATTGTGCACAACACACTGTGTCTTAAATTCTTAAATCTGGATTACAACA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AAGAATGACCTTCTGGAGAGCTAGCTTGTGGTTGGGTTTGGTGACAGAGACTTG</text:p>
      <text:p text:style-name="Preformatted_20_Text">Masked <text:s text:c="9"/>CTGAATAAGAATGACCTTCTGGAGAGCTAGCTTGTGGTTGGGTTTGGTGACAGAG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GCTTCAAAACAAACGAAAAAAAAGTATGGCTCTTCTATATTAGTAGGAAGAGAAG</text:p>
      <text:p text:style-name="Preformatted_20_Text">Masked <text:s text:c="9"/>AAAAGGCTTCAAAACAAACGAAAAAAAAGTATGGCTCTTCTATATTAGTAGGA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ATGTTAGTACTTTACTCTTCCAGCGCTCCATATGAGGATGTTAAAAGTAACATCC</text:p>
      <text:p text:style-name="Preformatted_20_Text">Masked <text:s text:c="9"/>AAGGAATGTTAGTACTTTACTCTTCCAGCGCTCCATATGAGGATGTTAAAAGTAAC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CAGGGATCCATTTACTGCAGGCCCTAGCTTGAGGTTGAGAGGCTTCTGGAGAAAG</text:p>
      <text:p text:style-name="Preformatted_20_Text">Masked <text:s text:c="9"/>TCAGCCAGGGATCCATTTACTGCAGGCCCTAGCTTGAGGTTGAGAGGCTTCTGGA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TTTAGGGGCAACAGGTAGGGTAGTGGGACTGTGTGATATACATACTTCCAGCAGC</text:p>
      <text:p text:style-name="Preformatted_20_Text">Masked <text:s text:c="9"/>ACTTGTTTAGGGGCAACAGGTAGGGTAGTGGGACTGTGTGATATACATACTTCC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TTGCCTCTTTACTGCTAATATGTGTGACAGTGGAAAGTCTGAGGCATCAGAGC</text:p>
      <text:p text:style-name="Preformatted_20_Text">Masked <text:s text:c="9"/>TTCTGAATTGCCTCTTTACTGCTAATATGTGTGACAGTGGAAAGTCTGAGGCATCA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GGGTAAGCTGAGAGTATAAAAGGTTGCCAAACAACCCTGTGATTACTGAGCTAT</text:p>
      <text:p text:style-name="Preformatted_20_Text">Masked <text:s text:c="9"/>CAGGCAGGGTAAGCTGAGAGTATAAAAGGTTGCCAAACAACCCTGTGATTACTG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TTCAGTGGCTGGAAAGAGATATATGTCAATTTAGTACCTTAATAATAGCTTACT</text:p>
      <text:p text:style-name="Preformatted_20_Text">Masked <text:s text:c="9"/>TGAAGATTCAGTGGCTGGAAAGAGATATATGTCAATTTAGTACCTTAATAATAGC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ATGTAACCTGAATATACAATAAATAGTACTCGACAGCTGAAGTGACTGGTGTAACT</text:p>
      <text:p text:style-name="Preformatted_20_Text">Masked <text:s text:c="9"/>ACGTATGTAACCTGAATATACAATAAATAGTACTCGACAGCTGAAGTGACTGGTGT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GTCTAAAATGCAGCTTTCTCAGTTTTTTGGAATCAAGTTACATTTGTTTTGTCTC</text:p>
      <text:p text:style-name="Preformatted_20_Text">Masked <text:s text:c="9"/>TCCTTGTCTAAAATGCAGCTTTCTCAGTTTTTTGGAATCAAGTTACATTTGTTTT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TATTTATACAAGGAAAGGGAGTCATAGAGTAGAGGGCAATGCATTGCATGCAAC</text:p>
      <text:p text:style-name="Preformatted_20_Text">Masked <text:s text:c="9"/>CTGCTGTATTTATACAAGGAAAGGGAGTCATAGAGTAGAGGGCAATGCATTGCATGCAA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AAGCCCCATCACACTGTGGGAGATGCGTTTCTGCTAATCAGGTGGGTGCAGCAAAGGA</text:p>
      <text:p text:style-name="Preformatted_20_Text">Masked <text:s text:c="9"/>AAAAGCCCCATCACACTGTGGGAGATGCGTTTCTGCTAATCAGGTGGGTGCA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CCACTGTAGTACAGAGGCAGCAGCATTAGCTTGGAAAGGTGCACAGGGAAAGTTGC</text:p>
      <text:p text:style-name="Preformatted_20_Text">Masked <text:s text:c="9"/>GGTCCCACTGTAGTACAGAGGCAGCAGCATTAGCTTGGAAAGGTGCACAGGGAAA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AGTGAATGGATACTCAGCATGAAAGGCCAAAACTGGAGTAAATTACGAAGAATAA</text:p>
      <text:p text:style-name="Preformatted_20_Text">Masked <text:s text:c="9"/>CTTGGAGTGAATGGATACTCAGCATGAAAGGCCAAAACTGGAGTAAATTACGAA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GCAAGTTAGGCTTCAATACCTCATCATTCTTCTGCTGTGCAGCATTGCTACCTGT</text:p>
      <text:p text:style-name="Preformatted_20_Text">Masked <text:s text:c="9"/>TCCAGGCAAGTTAGGCTTCAATACCTCATCATTCTTCTGCTGTGCAGCATTGCT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TAAGTTCACCCAAAAGTATTGGCCTTGGTTTTTAAAATGGACAAGTCATCCTCTG</text:p>
      <text:p text:style-name="Preformatted_20_Text">Masked <text:s text:c="9"/>GAAGATAAGTTCACCCAAAAGTATTGGCCTTGGTTTTTAAAATGGACAAGTCA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GGTATGTACAGTCTAACTGTCAAGCGACCCATTTTTCTATGAAGTGATAGCTT</text:p>
      <text:p text:style-name="Preformatted_20_Text">Masked <text:s text:c="9"/>ATGCCTTGGTATGTACAGTCTAACTGTCAAGCGACCCATTTTTCTATGAAGTGAT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ACTGAGAGCCAGGAGTTTCATAGTGTTTGAAATTGGGCATTAAATGAAGAGTC</text:p>
      <text:p text:style-name="Preformatted_20_Text">Masked <text:s text:c="9"/>TACACTTACTGAGAGCCAGGAGTTTCATAGTGTTTGAAATTGGGCATTAAATGA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AGAAAGCATAGTTCTTCATCTGAAACCTAATTGGGGAAGTATTAAACTCAGCATG</text:p>
      <text:p text:style-name="Preformatted_20_Text">Masked <text:s text:c="9"/>ACACTAGAAAGCATAGTTCTTCATCTGAAACCTAATTGGGGAAGTATTAAACTCA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AATACTTAGATAGCTAAGCATTTGTCTGCTTTTTTCCAACCATAAGTTAGCCTAC</text:p>
      <text:p text:style-name="Preformatted_20_Text">Masked <text:s text:c="9"/>ACATAAATACTTAGATAGCTAAGCATTTGTCTGCTTTTTTCCAACCATAAGTTA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ACAACATATTTATTCATGAGCTTTCTTTTAACTCAGGAAAACGTTAGACATGTA</text:p>
      <text:p text:style-name="Preformatted_20_Text">Masked <text:s text:c="9"/>TAGCAAACAACATATTTATTCATGAGCTTTCTTTTAACTCAGGAAAACGTTAGAC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GCTTAAAGACAATTCCACAAACTTAATAAGCTCAGAAATTAGGAAGTCATATTGA</text:p>
      <text:p text:style-name="Preformatted_20_Text">Masked <text:s text:c="9"/>TTTAGGCTTAAAGACAATTCCACAAACTTAATAAGCTCAGAAATTAGGAAGTCA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TATGCCTTTTTCTTTAGCTTTAAGTACGAAGATCATGGCCACCATCTGAAAAGGG</text:p>
      <text:p text:style-name="Preformatted_20_Text">Masked <text:s text:c="9"/>AGTGCTATGCCTTTTTCTTTAGCTTTAAGTACGAAGATCATGGCCACCATCTGA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GCAGATGTTCTCTGTGTATTATTATTTGATTCTCTTCAATAACATGACCCATCAG</text:p>
      <text:p text:style-name="Preformatted_20_Text">Masked <text:s text:c="9"/>GAACTGCAGATGTTCTCTGTGTATTATTATTTGATTCTCTTCAATAACATGACCC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CATGAGCATGCACCAAGATTTTAAAAGGGAAAAGAACTGTCTTAGTAAATCTTTG</text:p>
      <text:p text:style-name="Preformatted_20_Text">Masked <text:s text:c="9"/>AAGAGCATGAGCATGCACCAAGATTTTAAAAGGGAAAAGAACTGTCTTAGTAAA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TATCAGATCGCAGCTCCTGGAATAGCAGGTTTGTGATTTGATGAAACCCATAAT</text:p>
      <text:p text:style-name="Preformatted_20_Text">Masked <text:s text:c="9"/>GGAAAATATCAGATCGCAGCTCCTGGAATAGCAGGTTTGTGATTTGATGAAACCCAT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TCAGACCTGAAGGCACTATTATAAGGGAAGACTCTGTCCAGATTTACAAAGCTAGT</text:p>
      <text:p text:style-name="Preformatted_20_Text">Masked <text:s text:c="9"/>CATTTCAGACCTGAAGGCACTATTATAAGGGAAGACTCTGTCCAGATTTACAA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TATTCTCACTGAAAATTTTTGTTGAAAGAAAGAAATTTTTATGGCTGTATGGATAT</text:p>
      <text:p text:style-name="Preformatted_20_Text">Masked <text:s text:c="9"/>CGAGTATTCTCACTGAAAATTTTTGTTGAAAGAAAGAAATTTTTATGGCTGTATG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TAAGAGTGCTACATTTTCCCTTTTTAAACATTAAGAAAGCAATATTTTCAACAA</text:p>
      <text:p text:style-name="Preformatted_20_Text">Masked <text:s text:c="9"/>TCCCATTAAGAGTGCTACATTTTCCCTTTTTAAACATTAAGAAAGCAATATTTT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ATTTTTCTTTTCTTAGGGACCTCTTCTGAGATTACGAAAAAATGAAAGACTTGA</text:p>
      <text:p text:style-name="Preformatted_20_Text">Masked <text:s text:c="9"/>GAATAGATTTTTCTTTTCTTAGGGACCTCTTCTGAGATTACGAAAAAATGAAAGA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AAAATATTTATGATGCATTTCTTCCTGGATTCCAAATAATGGAAATAATGAG</text:p>
      <text:p text:style-name="Preformatted_20_Text">Masked <text:s text:c="9"/>AAGCAGATAAAATATTTATGATGCATTTCTTCCTGGATTCCAAATAATGGAAATA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TAAATAGAGAAAAATAAGCATCTCTATATATTTGCTAAGATTTTTTTTTTACAAC</text:p>
      <text:p text:style-name="Preformatted_20_Text">Masked <text:s text:c="9"/>ATAAATAAATAGAGAAAAATAAGCATCTCTATATATTTGCTAAGATTTTTTTTTT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CTGTGCCAATGGATTTTCAATGAATAATTTCACTGAAGATGCTTAATTTTGAAAA</text:p>
      <text:p text:style-name="Preformatted_20_Text">Masked <text:s text:c="9"/>ATAAGCTGTGCCAATGGATTTTCAATGAATAATTTCACTGAAGATGCTTAATT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AAGTTCAGTTGGAAATTCCTCAGTTCTGGTAGTTCTCTTTTCTCTCTAAGCATAT</text:p>
      <text:p text:style-name="Preformatted_20_Text">Masked <text:s text:c="9"/>GTTGTAAGTTCAGTTGGAAATTCCTCAGTTCTGGTAGTTCTCTTTTCTCTCTAAGCATAT</text:p>
      <text:p text:style-name="Preformatted_20_Text"><text:s text:c="16"/>************************************************************</text:p>
      <text:p text:style-name="Preformatted_20_Text"><office:annotation office:name="__Annotation__2297_95124814"><dc:creator>Unknown Author</dc:creator><dc:date>2022-04-07T16:17:32.027967226</dc:date><text:p text:style-name="P3"><text:span text:style-name="T2">EXON3</text:span></text:p></office:annotation></text:p>
      <text:p text:style-name="Preformatted_20_Text">Unmasked <text:s text:c="7"/>TAAAACTTTTATTTATTCTTCAAG<text:span text:style-name="T1">TTTCACACTAGAAGTGTTGAAGGGCTCAGACAGTTT</text:span></text:p>
      <text:p text:style-name="Preformatted_20_Text">Masked <text:s text:c="9"/>TAAAACTTTTATTTATTCTTCAAG<text:span text:style-name="T1">TTTCACACTAGAAGTGTTGAAGGGCTCAGACAG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CAGAAAAACATGCCTGGAGGCTTTAAGAGATACGAAGAGCTGTGAAACTGACCACATC</text:span></text:p>
      <text:p text:style-name="Preformatted_20_Text">Masked <text:s text:c="9"/><text:span text:style-name="T1">GGCAGAAAAACATGCCTGGAGGCTTTAAGAGATACGAAGAGCTGTGAAACTGACCACA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GTCTCAAAGAACCAGAAACAGACTGTGGCACTGACTTTTGATGTAAGTCTG</text:span>TTAGGTTT</text:p>
      <text:p text:style-name="Preformatted_20_Text">Masked <text:s text:c="9"/><text:span text:style-name="T1">CGTCTCAAAGAACCAGAAACAGACTGTGGCACTGACTTTTGATGTAAGTCTG</text:span>TTAGGTTT</text:p>
      <text:p text:style-name="Preformatted_20_Text"><text:s text:c="16"/>************************************************************</text:p>
      <text:p text:style-name="Preformatted_20_Text"><office:annotation-end office:name="__Annotation__2297_95124814"/></text:p>
      <text:p text:style-name="Preformatted_20_Text">Unmasked <text:s text:c="7"/>TGGCTTTGTGCCATAGTTAGTTGTGTAATAATTCAGCAAATCACATTTTACTGAGTTCTA</text:p>
      <text:p text:style-name="Preformatted_20_Text">Masked <text:s text:c="9"/>TGGCTTTGTGCCATAGTTAGTTGTGTAATAATTCAGCAAATCACATTTTACTGAG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AAGGTCAGCCAGTTTCTGTTGAAGTCAAACTGAATATACAAAAAGGAGCATACGT</text:p>
      <text:p text:style-name="Preformatted_20_Text">Masked <text:s text:c="9"/>CAAAGAAGGTCAGCCAGTTTCTGTTGAAGTCAAACTGAATATACAAAAAGGAGCATA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TGTTTTTCTAGTAGGGGATGCTTTCCCAAAGCAGTGCTTTAATGCTAGAGGTTAA</text:p>
      <text:p text:style-name="Preformatted_20_Text">Masked <text:s text:c="9"/>TTCAGTGTTTTTCTAGTAGGGGATGCTTTCCCAAAGCAGTGCTTTAATGCTAGAG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GTGCCCAGTATGTAGACATGTGGGTTGCAAAGCTATAAGACAAAATCAAAACATG</text:p>
      <text:p text:style-name="Preformatted_20_Text"><text:soft-page-break/>Masked <text:s text:c="9"/>AGAGAGTGCCCAGTATGTAGACATGTGGGTTGCAAAGCTATAAGACAAAATCAA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GCTTAAGAAAGGAGTATATTCATCTCATCTTTCATTATAACTTAGGTTGGATTT</text:p>
      <text:p text:style-name="Preformatted_20_Text">Masked <text:s text:c="9"/>AAAAATGCTTAAGAAAGGAGTATATTCATCTCATCTTTCATTATAACTTAGGTTG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TTTCCTGAATTTTTCACTCAGTGTTTTAAAACTAACCATAATATGAGTGTTCT</text:p>
      <text:p text:style-name="Preformatted_20_Text">Masked <text:s text:c="9"/>AAATTCTTTTCCTGAATTTTTCACTCAGTGTTTTAAAACTAACCATAATATGAGT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CTAGCATACACATTCCACCTGGTACAGAATAACTGTTCTATGAAAAATTACTGAG</text:p>
      <text:p text:style-name="Preformatted_20_Text">Masked <text:s text:c="9"/>TTCTCCTAGCATACACATTCCACCTGGTACAGAATAACTGTTCTATGAAAAATTA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TAGGACTGAAGGAAAACTAATGAAATAGATATGGAGGTTTAGTATTTAAAGA</text:p>
      <text:p text:style-name="Preformatted_20_Text">Masked <text:s text:c="9"/>AAAAAATATAGGACTGAAGGAAAACTAATGAAATAGATATGGAGGTTTAGTATT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TACATGCCAGCTGGGAACAAGGAAGCTGCTATATTCAAAGATCTGAATTTGTA</text:p>
      <text:p text:style-name="Preformatted_20_Text">Masked <text:s text:c="9"/>GATATGGTACATGCCAGCTGGGAACAAGGAAGCTGCTATATTCAAAGATCTGA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CACGGGCATGGCATATGAATTAATGTAATTTTCAAGATACTAGCATACGTTAAT</text:p>
      <text:p text:style-name="Preformatted_20_Text">Masked <text:s text:c="9"/>AAGTAACACGGGCATGGCATATGAATTAATGTAATTTTCAAGATACTAGCATAC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ACACTAATCAAAAAAGAAAAGGAGAGATGGTAGATGAATTAGTAGTCCCAAGT</text:p>
      <text:p text:style-name="Preformatted_20_Text">Masked <text:s text:c="9"/>GGTAATAACACTAATCAAAAAAGAAAAGGAGAGATGGTAGATGAATTAGTAGTCCC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TCAATATTGTCTTTTTCTCATATACTGAAAAATCTAAATGTAGAATGAAATATTA</text:p>
      <text:p text:style-name="Preformatted_20_Text">Masked <text:s text:c="9"/>CATCATCAATATTGTCTTTTTCTCATATACTGAAAAATCTAAATGTAGAATGAAA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AATGTGTTTAATTATTAGTTCACTGCCATTTCACGATACCTACAGGTGAGTTAGT</text:p>
      <text:p text:style-name="Preformatted_20_Text">Masked <text:s text:c="9"/>GAAAGAATGTGTTTAATTATTAGTTCACTGCCATTTCACGATACCTACAGGTGA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CAACATATGTTGTTCTATAACTATTGAGCCACATTTATCTCAAATCTTTAAAAA</text:p>
      <text:p text:style-name="Preformatted_20_Text">Masked <text:s text:c="9"/>TAATATCAACATATGTTGTTCTATAACTATTGAGCCACATTTATCTCAAATCT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TTGTAGAAAAAAAAACTGTGCAACCAGTGATGCCTGACCTCAGTATAATTATTTTT</text:p>
      <text:p text:style-name="Preformatted_20_Text">Masked <text:s text:c="9"/>ACGATTGTAGAAAAAAAAACTGTGCAACCAGTGATGCCTGACCTCAGTATAAT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TTACATTAGAACACCAATCATTATAGTTCCTCCAAAGAGCAATAATTTAAACAA</text:p>
      <text:p text:style-name="Preformatted_20_Text">Masked <text:s text:c="9"/>TCACTGTTACATTAGAACACCAATCATTATAGTTCCTCCAAAGAGCAATAATTT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AAATAACTCTTTGTTGATACTGAATTAATATTTTCCTGTATTCTCCTAATACAAT</text:p>
      <text:p text:style-name="Preformatted_20_Text">Masked <text:s text:c="9"/>ATAAGAAATAACTCTTTGTTGATACTGAATTAATATTTTCCTGTATTCTCCNNNNNNNNN</text:p>
      <text:p text:style-name="Preformatted_20_Text"><text:s text:c="16"/>*************************************************** <text:s text:c="8"/></text:p>
      <text:p text:style-name="Preformatted_20_Text"/>
      <text:p text:style-name="Preformatted_20_Text">Unmasked <text:s text:c="7"/>TAAAAAATAATAATCTAATAATTAAAAATGAATATAGAAAAAATTAGAAGAAATAATAAC</text:p>
      <text:p text:style-name="Preformatted_20_Text">Masked <text:s text:c="9"/>NNNNNNNNNNNNNNNNNNNNNNNNNNNNNNNNNNNNNNNNNNNNNNNNNNNNNNNNNNNC</text:p>
      <text:p text:style-name="Preformatted_20_Text"><text:s text:c="75"/>*</text:p>
      <text:p text:style-name="Preformatted_20_Text"/>
      <text:p text:style-name="Preformatted_20_Text"><text:soft-page-break/>Unmasked <text:s text:c="7"/>ACTTTGTAATAGAGAGCAGTTCTCCCATGACTTACTTTTCTTAGCTATCTCGGTAAACTA</text:p>
      <text:p text:style-name="Preformatted_20_Text">Masked <text:s text:c="9"/>ACTTTGTAATAGAGAGCAGTTCTCCCATGACTTACTTTTCTTAGCTATCTCGGT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AATTTAGTAATATGGGTTTTTTTTCTTTTCATTTGAAGGAAGGAAAGTGAAAA</text:p>
      <text:p text:style-name="Preformatted_20_Text">Masked <text:s text:c="9"/>AAAATTAAATTTAGTAATATGGGTTTTTTTTCTTTTCATTTGAAGGAAGGAAAG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TGTTAAGTAATGAAAGAATAAAAAGGGAAAAATCTCAGTGAAGAATAGCTGGGGG</text:p>
      <text:p text:style-name="Preformatted_20_Text">Masked <text:s text:c="9"/>TTGCTTGTTAAGTAATGAAAGAATAAAAAGGGAAAAATCTCAGTGAAGAATAGCTGGGG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298_95124814"><dc:creator>Unknown Author</dc:creator><dc:date>2022-04-07T16:18:30.115506845</dc:date><text:p text:style-name="P3"><text:span text:style-name="T2">EXON4</text:span></text:p></office:annotation>Unmasked <text:s text:c="7"/>TATCATTTAATGTCCATCGGGAAAAAAAAAAGATTTATTTTTATATTAG<text:span text:style-name="T1">GTAGATGCATG</text:span></text:p>
      <text:p text:style-name="Preformatted_20_Text">Masked <text:s text:c="9"/>TATCATTTAATGTCCATCGGGAAAAAAAAAAGATTTATTTTTATATTAG<text:span text:style-name="T1">GTAGATGC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GACAACTCGTGTGTAACAAAGATGATGACTGTGAGATGATGACTGAGATTTTTCTA</text:span></text:p>
      <text:p text:style-name="Preformatted_20_Text">Masked <text:s text:c="9"/><text:span text:style-name="T1">AAGTGACAACTCGTGTGTAACAAAGATGATGACTGTGAGATGATGACTGAGATTTTT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AAGTCAGCTGCAAATTTGTACCACAATTACCATGCCATAATGATCACACTGACAGGC</text:span></text:p>
      <text:p text:style-name="Preformatted_20_Text">Masked <text:s text:c="9"/><text:span text:style-name="T1">ATGAAGTCAGCTGCAAATTTGTACCACAATTACCATGCCATAATGATCACACTGACAG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GTTGGCAGGACTGCAGGGCAAGA</text:span>GTATGTAATAAACAAAAACATAGTTTTGGGCA</text:p>
      <text:p text:style-name="Preformatted_20_Text">Masked <text:s text:c="9"/><text:span text:style-name="T1">AGAAAGTTGGCAGGACTGCAGGGCAAGA</text:span>GTATGTAATAAACAAAAACATAGTTTTGGGCA</text:p>
      <text:p text:style-name="Preformatted_20_Text"><office:annotation-end office:name="__Annotation__2298_95124814"/><text:s text:c="16"/>************************************************************</text:p>
      <text:p text:style-name="Preformatted_20_Text"/>
      <text:p text:style-name="Preformatted_20_Text">Unmasked <text:s text:c="7"/>CTGTGAAAACTCTAGATCTGTCTCCAAAGGCAACAGAAAACACTGGGGCATACAGGCATT</text:p>
      <text:p text:style-name="Preformatted_20_Text">Masked <text:s text:c="9"/>CTGTGAAAACTCTAGATCTGTCTCCAAAGGCAACAGAAAACACTGGGGCATACAG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AAATGGAATCATGTTCTCATTTGTGTATTGAAATGCAACATAGCTTTTGGAAGAA</text:p>
      <text:p text:style-name="Preformatted_20_Text">Masked <text:s text:c="9"/>CCCTTAAATGGAATCATGTTCTCATTTGTGTATTGAAATGCAACATAGCTTT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CAACTGTTTTATGTTGTGTACTTGAAGAAAATAAATATTTATCCAGACAGTGA</text:p>
      <text:p text:style-name="Preformatted_20_Text">Masked <text:s text:c="9"/>CAATTGACAACTGTTTTATGTTGTGTACTTGAAGAAAATAAATATTTATCCAGA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GAGTAAATCAATCATTATGCTAATATGCAGAATCATATATAGATATTACATGAAT</text:p>
      <text:p text:style-name="Preformatted_20_Text">Masked <text:s text:c="9"/>ATACTGAGTAAATCAATCATTATGCTAATATGCAGAATCATATATAGATATTAC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CTATTATTTAAATAAAATTTATAGATATATCCATATTTTTAAGTAACATTTCATA</text:p>
      <text:p text:style-name="Preformatted_20_Text">Masked <text:s text:c="9"/>TACAGCTATTATTTAAATAAAATTTATAGATATATCCATATTTTTAAGTAACATT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TCAGTCATTCCCAATTACTTTACTTACACACTGCCTGCAGCATTTGTTTTTCAGA</text:p>
      <text:p text:style-name="Preformatted_20_Text">Masked <text:s text:c="9"/>AGGAATCAGTCATTCCCAATTACTTTACTTACACACTGCCTGCAGCATTTGTTT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TTCTTCACTTCCCCAAAAACTGAAACAGATAAAAACAGAGCATAGTACAGTACC</text:p>
      <text:p text:style-name="Preformatted_20_Text">Masked <text:s text:c="9"/>ATTACATTCTTCACTTCCCCAAAAACTGAAACAGATAAAAACAGAGCATAGTACAG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TGTGTTGAGATGAAAAAGGTGCAGCCTGCTTTTCATCGTGGAACAGAATGACTGCC</text:p>
      <text:p text:style-name="Preformatted_20_Text">Masked <text:s text:c="9"/>ACCTTGTGTTGAGATGAAAAAGGTGCAGCCTGCTTTTCATCGTGGAACAGAATGACTG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CAGTCATCCTTTGTAGCAAGGAGAAAGAAGACTTATAGGCATTTTCAGAAGCAGGTT</text:p>
      <text:p text:style-name="Preformatted_20_Text">Masked <text:s text:c="9"/>CAACAGTCATCCTTTGTAGCAAGGAGAAAGAAGACTTATAGGCATTTTCAGAAG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ATTATTATTATTTCTATTCTAATCAGTTACTGAAGCCATTCACGAGACATG</text:p>
      <text:p text:style-name="Preformatted_20_Text">Masked <text:s text:c="9"/>TGTTNNNNNNNNNNNNNNNNNNNNNNNCTAATCAGTTACTGAAGCCATTCACGAGACATG</text:p>
      <text:p text:style-name="Preformatted_20_Text"><text:s text:c="16"/>**** <text:s text:c="22"/>*********************************</text:p>
      <text:p text:style-name="Preformatted_20_Text"/>
      <text:p text:style-name="Preformatted_20_Text">Unmasked <text:s text:c="7"/>TATAGCTGTGTAGTAGTGATGCTGGCAACATGCATGACTTGATACCCATTTTCCACACTC</text:p>
      <text:p text:style-name="Preformatted_20_Text">Masked <text:s text:c="9"/>TATAGCTGTGTAGTAGTGATGCTGGCAACATGCATGACTTGATACCCATTTTCCA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AGTACAGGGACATGTATCAGCTGTAAATATTGTGGTCCTTGGAAAGACTGAAAAC</text:p>
      <text:p text:style-name="Preformatted_20_Text">Masked <text:s text:c="9"/>AGATAAGTACAGGGACATGTATCAGCTGTAAATATTGTGGTCCTTGGAAAGACTG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AGATAGAATACGATGGAAAATGATAGAAAGAACAAAAAAAATGCAGTGGGGAATC</text:p>
      <text:p text:style-name="Preformatted_20_Text">Masked <text:s text:c="9"/>TTTATAGATAGAATACGATGGAAAATGATAGAAAGAACAAAAAAAATGCAGTGGG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GAAGCAATTGTTTCTGGAAGTATCTGCTGCACATTGGTATATAGGTGTAGAGAT</text:p>
      <text:p text:style-name="Preformatted_20_Text">Masked <text:s text:c="9"/>TCCAAAGAAGCAATTGTTTCTGGAAGTATCTGCTGCACATTGGTATATAGGTGTA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CACCATGAGATCACTTTTGGAGGTTTGAGATGGTTCAGATTTCCTCTTCTCTCCT</text:p>
      <text:p text:style-name="Preformatted_20_Text">Masked <text:s text:c="9"/>CTACACACCATGAGATCACTTTTGGAGGTTTGAGATGGTTCAGATTTCCTCTT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GAATTCTACTACTCCTCCAAGTCACTCACTGAGAAAAGAGACAAAGCTAGGAGAG</text:p>
      <text:p text:style-name="Preformatted_20_Text">Masked <text:s text:c="9"/>GCAGGGAATTCTACTACTCCTCCAAGTCACTCACTGAGAAAAGAGACAAAGCTAG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ATATTCCTTATACACGGATCTTGTGCACTCTAGACACCAACGTTCCTATCAGCAA</text:p>
      <text:p text:style-name="Preformatted_20_Text">Masked <text:s text:c="9"/>GCTGTATATTCCTTATACACGGATCTTGTGCACTCTAGACACCAACGTTCCTAT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CATATGAGTTATGAAAAAAAAAAATCCAGGATAAAAGTAGCTGTTTACATGAC</text:p>
      <text:p text:style-name="Preformatted_20_Text">Masked <text:s text:c="9"/>ACAAAGTCATATGAGTTATGAAAAAAAAAAATCCAGGATAAAAGTAGCTGTTTAC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GAACTTACATGGAATACTTTATCACAAATAGGTTGTTCAAGAAGAAATGTTTTT</text:p>
      <text:p text:style-name="Preformatted_20_Text">Masked <text:s text:c="9"/>CTTTTTGAACTTACATGGAATACTTTATCACAAATAGGTTGTTCAAGAAGAAA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CCTTCCATTCCTAAGGTTCTCAATGCAATATCTGTCTTCTATTTGTCTATTTTTC</text:p>
      <text:p text:style-name="Preformatted_20_Text">Masked <text:s text:c="9"/>TACTTCCTTCCATTCCTAAGGTTCTCAATGCAATATCTGTCTTCTATTTGTCT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TGACACATGAAATATTTTACAAAGATGTATTATTTCGTCCATAACATGAATGAGA</text:p>
      <text:p text:style-name="Preformatted_20_Text">Masked <text:s text:c="9"/>ACATATGACACATGAAATATTTTACAAAGATGTATTATTTCGTCCATAACATGA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CAGTACAAGAGATGAGGCAAGCTACTGCAAACTTCTTTGCTAAAGATTCAGTTT</text:p>
      <text:p text:style-name="Preformatted_20_Text">Masked <text:s text:c="9"/>AATGAACAGTACAAGAGATGAGGCAAGCTACTGCAAACTTCTTTGCTAAAGATTC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TATAGCCTCTATCTCAAAATAGAGTCCTGCACTTTGGCCACAGCAACCCCAGGC</text:p>
      <text:p text:style-name="Preformatted_20_Text">Masked <text:s text:c="9"/>CACAGCTATAGCCTCTATCTCAAAATANNNNNNNNNNNNNNNNNNNNNNNNNNNNNNNNN</text:p>
      <text:p text:style-name="Preformatted_20_Text"><text:soft-page-break/><text:s text:c="16"/>*************************** <text:s text:c="32"/></text:p>
      <text:p text:style-name="Preformatted_20_Text"/>
      <text:p text:style-name="Preformatted_20_Text">Unmasked <text:s text:c="7"/>AGTGCTACAGGCTTGAGCCAGAGTGGCTGGAAGACTGTGTGGAAGAAACAAACCTG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ATCAACGCTCAGCTGAACGTGAGCCAGCAGTGTGCCCAGGTGGCCAAGAAG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CATCCTGGCTTGTATCAGAAAAAGTGTTGCCAGCAGGAGCAAGAGGTGATCG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GTACTCAACACTGGTAATCCCGCACCTCGAGTACTGTGATCAGTATTGGGCCC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CCAGAAAGACATCAAGGCCCTGGAGCCTGTCCAGAGAAGGGCAATGAAGCTGG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CTGGAGCACAAGTCTTACAAGAAGCAGCTGAGGAACTGGGATTTTTTAGTC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GAGGCTCAGGGGAGACCTTATCGCTGTCCACAACTACCTGAAGGGAGGC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TGGGGGTCAGCCTCTTCTCCTAGGTAACTAGCAATAGGACTAGAGGTAATTG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TTATGCCAGGGGAGGTTCAGGTTGGACGTTAGAAAAGATTTCTTCTCCAAATG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AGGAGCTGGAATGGGCTGCCCAGGGAGGTGTTCCCCAGGGATGATGCCCCAGGGAAC</text:p>
      <text:p text:style-name="Preformatted_20_Text">Masked <text:s text:c="9"/>NNNNNNNNNNNNNNNNNNNNNNNNNNNNNNNNNTTCCCCAGGGATGATGCCCCAGGGAAC</text:p>
      <text:p text:style-name="Preformatted_20_Text"><text:s text:c="49"/>***************************</text:p>
      <text:p text:style-name="Preformatted_20_Text"/>
      <text:p text:style-name="Preformatted_20_Text">Unmasked <text:s text:c="7"/>CAGGCAAAGGAATGCAAAACAGTGTATGTGCCCAGCATTTGCCAGGTCTGATTACAAGCT</text:p>
      <text:p text:style-name="Preformatted_20_Text">Masked <text:s text:c="9"/>CAGGCAAAGGAATGCAAAACAGTGTATGTGCCCAGCATTTGCCAGGTCTGATTA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ATCAAATTTCAGGTTATTTTTCTTGATCTGTGGAGAAATCTAAACAAGGATCAA</text:p>
      <text:p text:style-name="Preformatted_20_Text">Masked <text:s text:c="9"/>TGGAATATCAAATTTCAGGTTATTTTTCTTGATCTGTGGAGAAATCTAAACAAGG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TTGCCTTTCCTCCATCCAAGAAAAAAGAAAATCATGTTCTGTTTTGTTTTTCCAT</text:p>
      <text:p text:style-name="Preformatted_20_Text">Masked <text:s text:c="9"/>GAAAGTTGCCTTTCCTCCATCCAAGAAAAAAGAAAATCATGTTCTGTTTTGTTT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GAAAACTCTGCATTTATAAATGTACACTGCCATTGATGTATTGCACTCCTGTTTTC</text:p>
      <text:p text:style-name="Preformatted_20_Text">Masked <text:s text:c="9"/>CTGCGAAAACTCTGCATTTATAAATGTACACTGCCATTGATGTATTGCACTCCTG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AGACAAGACTTTCTGCATAGATCACATCTTCTCTTGGACAGCATAATCTCTCTA</text:p>
      <text:p text:style-name="Preformatted_20_Text"><text:soft-page-break/>Masked <text:s text:c="9"/>CTCTGAAGACAAGACTTTCTGCATAGATCACATCTTCTCTTGGACAGCATAATCTC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AGTCATTTTATCTGTAAAAGTTTCTGGTCACAAATAGAGCTAAGCAGAGGCAG</text:p>
      <text:p text:style-name="Preformatted_20_Text">Masked <text:s text:c="9"/>CATAGTGAGTCATTTTATCTGTAAAAGTTTCTGGTCACAAATAGAGCTAAGCA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CCTGGCTCTCCAGAGGGGTTGAATACATAAGGAAACTGCATAAGAACTCCCATGA</text:p>
      <text:p text:style-name="Preformatted_20_Text">Masked <text:s text:c="9"/>AGAGCCCTGGCTCTCCAGAGGGGTTGAATACATAAGGAAACTGCATAAGAACTCC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AGTCAAATTATTGATTTTAGCTGAATCACATTCTTTAGCTGAATCAAATTATTTTG</text:p>
      <text:p text:style-name="Preformatted_20_Text">Masked <text:s text:c="9"/>GATAAGTCAAATTATTGATTTTAGCTGAATCACATTCTTTAGCTGAATCAAATT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CAATCATGTGCTTTTTTCATAGAATCATTGAATCACTAAGGTTGGAAAAGACCTG</text:p>
      <text:p text:style-name="Preformatted_20_Text">Masked <text:s text:c="9"/>AGGTTCAATCATGTGCTTTTTNNNNNNNNNNNNNNNNNNNNNNNNNNNNNNNNNNNNNNN</text:p>
      <text:p text:style-name="Preformatted_20_Text"><text:s text:c="16"/>********************* <text:s text:c="38"/></text:p>
      <text:p text:style-name="Preformatted_20_Text"/>
      <text:p text:style-name="Preformatted_20_Text">Unmasked <text:s text:c="7"/>TAAGATCATCCAGTCCAACTGTCCACCTACCACCAATATTTCTCACTAAAGCATGT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TACTACATCGACATGTTTCTTGGTTTCTTGAAAATCTCCAGGGACAGTGACTC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TCCATGGGCAGCCCATTCCAGTACCTGACCACTCTTTCAGAGAAGAAGTTATTT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CCAACCTGAAAGTCCCTTGGCACAACATGAGGCCATTCCCTCTCATCCTATT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CTTGAAGAAGAGGCCAACCACAAAATCAACACAACCTCCTTTCAGTTAGTTG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ATAAGGTCTCCCCTGAGCCTCCTCTTCTCCAGACTAAACAATCCCAGTTCC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CCTCATAAGGCCTGTGCTCCAGTCCCCTCAGCACCTCCAATGAACACTGAAAAT</text:p>
      <text:p text:style-name="Preformatted_20_Text">Masked <text:s text:c="9"/>NNNNNNNNNNNNNNNNNNNNNNNNNNNNNNNNNNNNNNNNNNNNAATGAACACTGAAAAT</text:p>
      <text:p text:style-name="Preformatted_20_Text"><text:s text:c="60"/>****************</text:p>
      <text:p text:style-name="Preformatted_20_Text"/>
      <text:p text:style-name="Preformatted_20_Text">Unmasked <text:s text:c="7"/>TTTCAAGGAGAAAAATCAAACATCTTAGTAAAGTTTAGAAATTTTTTTGGTCAAACTATA</text:p>
      <text:p text:style-name="Preformatted_20_Text">Masked <text:s text:c="9"/>TTTCAAGGAGAAAAATCAAACATCTTAGTAAAGTTTAGAAATTTTTTTGGTCAA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CTATAAAATGCCATTTAGCCTTTACTAACACTTTCTGTAGAATGATTTTGCT</text:p>
      <text:p text:style-name="Preformatted_20_Text">Masked <text:s text:c="9"/>TTTTTCTACTATAAAATGCCATTTAGCCTTTACTAACACTTTCTGTAGAATGAT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GATAAAATATCTTCTGCTACATTATTCTTTGTATTCAAAGTCAGGATCCACATCA</text:p>
      <text:p text:style-name="Preformatted_20_Text">Masked <text:s text:c="9"/>GTCTGGATAAAATATCTTCTGCTACATTATTCTTTGTATTCAAAGTCAGGATCCACAT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GTTTGTCTTATATGATTACTGTTGTTATTGATAAACTAAATATATTATGCAACTTTAC</text:p>
      <text:p text:style-name="Preformatted_20_Text">Masked <text:s text:c="9"/>GTGTTTGTCTTATATGATTACTGTTGTTATTGATAAACTAAATATATTATGCAAC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TACATAGTTTTTGTGTTTTTTTTTAACTGCCTGTTCTGATTACTCATACAATCTT</text:p>
      <text:p text:style-name="Preformatted_20_Text">Masked <text:s text:c="9"/>AGTGCTACATAGTTTTTGTGTTTTTTTTTAACTGCCTGTTCTGATTACTCATACAATCTT</text:p>
      <text:p text:style-name="Preformatted_20_Text"><text:s text:c="16"/>************************************************************</text:p>
      <text:p text:style-name="Preformatted_20_Text"><office:annotation office:name="__Annotation__2309_95124814"><dc:creator>Unknown Author</dc:creator><dc:date>2022-04-07T18:56:51.986211605</dc:date><text:p text:style-name="P3"><text:span text:style-name="T2">EXON6</text:span></text:p></office:annotation></text:p>
      <text:p text:style-name="Preformatted_20_Text">Unmasked <text:s text:c="7"/>TTCATCCTCTTTTCTTAAATAG<text:span text:style-name="T1">AAACAGACAGACAATATGTTCACATCTGAGTTCTATCA</text:span></text:p>
      <text:p text:style-name="Preformatted_20_Text">Masked <text:s text:c="9"/>TTCATCCTCTTTTCTTAAATAG<text:span text:style-name="T1">AAACAGACAGACAATATGTTCACATCTGAGTTCTAT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TCTTAAAAAAATGTTATGAGAGATCTATACAGACAAACAAAAACCTCTTCAAAGTTG</text:span></text:p>
      <text:p text:style-name="Preformatted_20_Text">Masked <text:s text:c="9"/><text:span text:style-name="T1">TGATCTTAAAAAAATGTTATGAGAGATCTATACAGACAAACAAAAACCTCTTCAAA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CCTCTGAAATGCACACCTACACCTGCAGGGAGGAACAGGAATGCTTCAGGAGCAAA</text:span></text:p>
      <text:p text:style-name="Preformatted_20_Text">Masked <text:s text:c="9"/><text:span text:style-name="T1">ACTGCCTCTGAAATGCACACCTACACCTGCAGGGAGGAACAGGAATGCTTCAGGAGC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AAAGTTTCACTATAGCTAGACTGTAAGTTTCAGTTCTAGGTTACATAGCTTCACAGG</text:span></text:p>
      <text:p text:style-name="Preformatted_20_Text">Masked <text:s text:c="9"/><text:span text:style-name="T1">TTTAAAGTTTCACTATAGCTAGACTGTAAGTTTCAGTTCTAGGTTACATAGCTTC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G</text:span>ATAAGCCTGATCAAACTAAAATACTTAATTTAATTACTCTAAAACCAGTAAAATTT</text:p>
      <text:p text:style-name="Preformatted_20_Text">Masked <text:s text:c="9"/><text:span text:style-name="T1">AAGG</text:span>ATAAGCCTGATCAAACTAAAATACTTAATTTAATTACTCTAAAACCAGTAAAATTT</text:p>
      <text:p text:style-name="Preformatted_20_Text"><text:s text:c="16"/>************************************************************</text:p>
      <text:p text:style-name="Preformatted_20_Text"><office:annotation-end office:name="__Annotation__2309_95124814"/></text:p>
      <text:p text:style-name="Preformatted_20_Text">Unmasked <text:s text:c="7"/>ATATAGCGTTAGAAGAAAAGCAGAAGCAGCCTAGGAACATCAGAACAGTAAAGGATTTTG</text:p>
      <text:p text:style-name="Preformatted_20_Text">Masked <text:s text:c="9"/>ATATAGCGTTAGAAGAAAAGCAGAAGCAGCCTAGGAACATCAGAACAGTAAAGG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CTGAACAGCAAGAATATTTGCACCTACAAAACTTTCTTCAGAGAGATGTAGAGG</text:p>
      <text:p text:style-name="Preformatted_20_Text">Masked <text:s text:c="9"/>CATGTGCTGAACAGCAAGAATATTTGCACCTACAAAACTTTCTTCAGAGAGATGT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GATTTCCTCCAGCCCTAAGAGCATTTGAGTCAGCAGTTTAAGATGCCTTAAATG</text:p>
      <text:p text:style-name="Preformatted_20_Text">Masked <text:s text:c="9"/>CCTAAAGATTTCCTCCAGCCCTAAGAGCATTTGAGTCAGCAGTTTAAGATGCCT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AGCTGATGCAGTGGTCAGCTGCTAAATTCCTTTTACATACTTCCTGCTAGGCACT</text:p>
      <text:p text:style-name="Preformatted_20_Text">Masked <text:s text:c="9"/>GTGCCAGCTGATGCAGTGGTCAGCTGCTAAATTCCTTTTACATACTTCCTGCTAG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TAAGGAAGATATGTAAGAGCTGCAGAAAATAATGGGGTTTGTAAGCAAGTGCCTT</text:p>
      <text:p text:style-name="Preformatted_20_Text">Masked <text:s text:c="9"/>GCTGTTAAGGAAGATATGTAAGAGCTGCAGAAAATAATGGGGTTTGTAAGCAAG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GCTATTTCACATGTCTTATATCACAGGCAGCTGCTGGGACCTACTTTAGGTTA</text:p>
      <text:p text:style-name="Preformatted_20_Text">Masked <text:s text:c="9"/>AACTGCAGCTATTTCACATGTCTTATATCACAGGCAGCTGCTGGGACCTACTTT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TAAAATTGAACAGTGTAATTTAACATTAGGTGGAGAACGTATGAGTCATATGCAT</text:p>
      <text:p text:style-name="Preformatted_20_Text">Masked <text:s text:c="9"/>TTACATAAAATTGAACAGTGTAATTTAACATTAGGTGGAGAACGTATGAGTCATA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GAATATTTCTCCTGATCAGTTTTCATTTTATTATTTTAGAGCATTTGCTTTATTT</text:p>
      <text:p text:style-name="Preformatted_20_Text">Masked <text:s text:c="9"/>CAAAGGAATATTTCTCCTGATCAGTTTTCATTTTATTATTTTAGAGCATTTGCTTT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TTTCATTTTTAATTGGAGCTGTGCCCTTCATGCAAGCGGTCTGAGAACAGCAGAGAGT</text:p>
      <text:p text:style-name="Preformatted_20_Text">Masked <text:s text:c="9"/>TGTTTCATTTTTAATTGGAGCTGTGCCCTTCATGCAAGCGGTCTGAGAACAGCAG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AGAATAAGAGAGAATTTAGTTCTGTTCTGAAAATAAACAAAGGCAAAACTCCAGC</text:p>
      <text:p text:style-name="Preformatted_20_Text">Masked <text:s text:c="9"/>GATCCAGAATAAGAGAGAATTTAGTTCTGTTCTGAAAATAAACAAAGGCAAAACT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TTAGTGGGCATGAAGGAACAGCTTCCATTATCTCGCAAGCCATATGGAATTATTT</text:p>
      <text:p text:style-name="Preformatted_20_Text">Masked <text:s text:c="9"/>TGACCTTAGTGGGCATGAAGGAACAGCTTCCATTATCTCGCAAGCCATATGGAA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TTTTAAAAGTTGACATCTTTAGATATTATACCTGAGAAAAAGATTCCCTTGTCA</text:p>
      <text:p text:style-name="Preformatted_20_Text">Masked <text:s text:c="9"/>ATTCTGTTTTAAAAGTTGACATCTTTAGATATTATACCTGAGAAAAAGATTCCC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ATCTCAAAAGTCTTGCTGTAATTAGCAAGGGGACAATAGTCTGAACTTCTTGCTG</text:p>
      <text:p text:style-name="Preformatted_20_Text">Masked <text:s text:c="9"/>AATTGATCTCAAAAGTCTTGCTGTAATTAGCAAGGGGACAATAGTCTGAACTTC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CTCAGTTTAAATTGGAGAAGTTTTTACTTCAGTTAAGCAAGTTTGTTCCTGTCCAA</text:p>
      <text:p text:style-name="Preformatted_20_Text">Masked <text:s text:c="9"/>CTTCCTCAGTTTAAATTGGAGAAGTTTTTACTTCAGTTAAGCAAGTTTGTTCCT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TAGACAGAATAGTATGCTCAAAAGTGCTGTAGTTTCATTATAAGTAAAATAGAAC</text:p>
      <text:p text:style-name="Preformatted_20_Text">Masked <text:s text:c="9"/>AGTACTAGACAGAATAGTATGCTCAAAAGTGCTGTAGTTTCATTATAAGTAAAAT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TCCTGCTGTACTGCATACCAGAATGGCTCTCGCATCTGCTTTCTTTTCTCTGCA</text:p>
      <text:p text:style-name="Preformatted_20_Text">Masked <text:s text:c="9"/>AGATTTTCCTGCTGTACTGCATACCAGAATGGCTCTCGCATCTGCTTTCTTTTCTCTGCA</text:p>
      <text:p text:style-name="Preformatted_20_Text"><text:s text:c="16"/>************************************************************</text:p>
      <text:p text:style-name="Preformatted_20_Text"><office:annotation office:name="__Annotation__2310_95124814"><dc:creator>Unknown Author</dc:creator><dc:date>2022-04-07T18:59:29.753837825</dc:date><text:p text:style-name="P3"><text:span text:style-name="T2">EXON7</text:span></text:p></office:annotation></text:p>
      <text:p text:style-name="Preformatted_20_Text">Unmasked <text:s text:c="7"/>TTAAGA<text:span text:style-name="T1">ACCAGACCTTTCTACATATAAAGGAAAGATTCACCTTGGAAGATTCCAGATGTG</text:span></text:p>
      <text:p text:style-name="Preformatted_20_Text">Masked <text:s text:c="9"/>TTAAGA<text:span text:style-name="T1">ACCAGACCTTTCTACATATAAAGGAAAGATTCACCTTGGAAGATTCCAGATG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GTTGTGGTGTCCATCTCATAGATAGTTTACACTGGAAATTTCCTTACTTTGGTTAAGA</text:span></text:p>
      <text:p text:style-name="Preformatted_20_Text">Masked <text:s text:c="9"/><text:span text:style-name="T1">GAGTTGTGGTGTCCATCTCATAGATAGTTTACACTGGAAATTTCCTTACTTTGGTTA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GGATAGTGGTAATTTAATATTCCCTCATGTAGTTGAGA</text:span>TACCTAAGTTTTTGTACAGG</text:p>
      <text:p text:style-name="Preformatted_20_Text">Masked <text:s text:c="9"/><text:span text:style-name="T1">TAGGATAGTGGTAATTTAATATTCCCTCATGTAGTTGAGA</text:span>TACCTAAGTTTTTGTACAGG</text:p>
      <text:p text:style-name="Preformatted_20_Text"><text:s text:c="16"/>************************************************************</text:p>
      <text:p text:style-name="Preformatted_20_Text"><office:annotation-end office:name="__Annotation__2310_95124814"/></text:p>
      <text:p text:style-name="Preformatted_20_Text">Unmasked <text:s text:c="7"/>AGTAAAGTGATTGTTCTGGTATAAGTTAGAAGAGGCAATTACTGCGCTGGTTTTGGAGCT</text:p>
      <text:p text:style-name="Preformatted_20_Text">Masked <text:s text:c="9"/>AGTAAAGTGATTGTTCTGGTATAAGTTAGAAGAGGCAATTACTGCGCTGGTTTTG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ATATGCACCTGCTTCATGACACATGAACAGTAACAGTATTACTGATGGATATTG</text:p>
      <text:p text:style-name="Preformatted_20_Text">Masked <text:s text:c="9"/>CTGAATATATGCACCTGCTTCATGACACATGAACAGTAACAGTATTACTGATGGA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TGCAAAGGGACATGAGGCAAAACATAAAATCTGCCTCATGGGATTATTCTGTTC</text:p>
      <text:p text:style-name="Preformatted_20_Text">Masked <text:s text:c="9"/>AGAAAATGCAAAGGGACATGAGGCAAAACATAAAATCTGCCTCATGGGATTA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CTTGGAGATCACTGTGATTCTTTTATTAAGAACCAGTATTAAGCAAAACTCTTTCT</text:p>
      <text:p text:style-name="Preformatted_20_Text">Masked <text:s text:c="9"/>AGCGCTTGGAGATCACTGTGATTCTTTTATTAAGAACCAGTATTAAGCAAAACTCTTT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CATAAAGGTAAGGCACTAGACATTCAATTTGAGTTTAATATGTAGAAATGATGTGTT</text:p>
      <text:p text:style-name="Preformatted_20_Text">Masked <text:s text:c="9"/>GAACATAAAGGTAAGGCACTAGACATTCAATTTGAGTTTAATATGTAGAAATGATGTGTT</text:p>
      <text:p text:style-name="Preformatted_20_Text"><text:s text:c="16"/>************************************************************</text:p>
      <text:p text:style-name="Preformatted_20_Text"><office:annotation office:name="__Annotation__2311_95124814"><dc:creator>Unknown Author</dc:creator><dc:date>2022-04-07T19:01:08.601544396</dc:date><text:p text:style-name="P3"><text:span text:style-name="T2">EXON9</text:span></text:p></office:annotation></text:p>
      <text:p text:style-name="Preformatted_20_Text">Unmasked <text:s text:c="7"/>GAAGA<text:span text:style-name="T1">TTACTGTGAAGATCCAAAATGATTGACATAGATTACATACAGTGGGTTAAGTTCT</text:span></text:p>
      <text:p text:style-name="Preformatted_20_Text">Masked <text:s text:c="9"/>GAAGA<text:span text:style-name="T1">TTACTGTGAAGATCCAAAATGATTGACATAGATTACATACAGTGGGTTAAGT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TTGATGCTCCTGTAGTAATACAGCAAAGGGTCAGTATAGCCTCTTCACAGCTGCAGC</text:span></text:p>
      <text:p text:style-name="Preformatted_20_Text">Masked <text:s text:c="9"/><text:span text:style-name="T1">TGGTTGATGCTCCTGTAGTAATACAGCAAAGGGTCAGTATAGCCTCTTCACAGCTGCA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TACAGTTTGAAAGC</text:span>TTTTGTTGTTAAATGAAGGTGAGTTTCCAAACTTACAATGAAC</text:p>
      <text:p text:style-name="Preformatted_20_Text">Masked <text:s text:c="9"/><text:span text:style-name="T1">TCTTACAGTTTGAAAGC</text:span>TTTTGTTGTTAAATGAAGGTGAGTTTCCAAACTTACAATGAAC</text:p>
      <text:p text:style-name="Preformatted_20_Text"><text:s text:c="16"/>************************************************************</text:p>
      <text:p text:style-name="Preformatted_20_Text"><office:annotation-end office:name="__Annotation__2311_95124814"/></text:p>
      <text:p text:style-name="Preformatted_20_Text">Unmasked <text:s text:c="7"/>TTCCACATATTTACTTCATTTTGACAATTTCTTCAGATATTTATTCTAGTGTTGTGTATA</text:p>
      <text:p text:style-name="Preformatted_20_Text">Masked <text:s text:c="9"/>TTCCACATATTTACTTCATTTTGACAATTTCTTCAGATATTTATTCTAGTGTTG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GAATTCCAAACATTGAAAAGGTCTGATATACATGGACCTTTTTCTTGTACAGCT</text:p>
      <text:p text:style-name="Preformatted_20_Text">Masked <text:s text:c="9"/>TAAAAAGAATTCCAAACATTGAAAAGGTCTGATATACATGGACCTTTTTCTTGTA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CCAATTCATTTCCTGCACTGTAATTGCCTGTGGTGGAGATTTGAAGCACAGATGCC</text:p>
      <text:p text:style-name="Preformatted_20_Text">Masked <text:s text:c="9"/>GTCTCCAATTCATTTCCTGCACTGTAATTGCCTGTGGTGGAGATTTGAAGCACAGA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GGGCCTTAGAGCTTGATATTCAGGCAGCTTCCTAGTGTGACAAAATATTGAAAC</text:p>
      <text:p text:style-name="Preformatted_20_Text">Masked <text:s text:c="9"/>CAAAATGGGCCTTAGAGCTTGATATTCAGGCAGCTTCCTAGTGTGACAAAATATT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GACCCATAAGCAGTGTTACTGACAAGGGCAATTTTCTAAAGCCAATTCTGGGCAA</text:p>
      <text:p text:style-name="Preformatted_20_Text">Masked <text:s text:c="9"/>CTCCAGACCCATAAGCAGTGTTACTGACAAGGGCAATTTTCTAAAGCCAATTCTG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ATGTATGCCAGATGATGCAGTGATCTGCAGAGTAGCCAAAGCTGAAAGAGTAAGA</text:p>
      <text:p text:style-name="Preformatted_20_Text">Masked <text:s text:c="9"/>GTGGGATGTATGCCAGATGATGCAGTGATCTGCAGAGTAGCCAAAGCTGAAAGAG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CATAGTCCACTTTGTCCTCTCTCAAACATATTTGGTAAAAAGCTCTAATTACT</text:p>
      <text:p text:style-name="Preformatted_20_Text">Masked <text:s text:c="9"/>ATTAAATCATAGTCCACTTTGTCCTCTCTCAAACATATTTGGTAAAAAGCTCTAA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TTCTGTCACTGCACAGAAGACAGACAGATGTTGGACTAATCCTAGTATGATGTCC</text:p>
      <text:p text:style-name="Preformatted_20_Text">Masked <text:s text:c="9"/>GATCTTTCTGTCACTGCACAGAAGACAGACAGATGTTGGACTAATCCTAGTATGATGTCC</text:p>
      <text:p text:style-name="Preformatted_20_Text"><text:s text:c="16"/>************************************************************</text:p>
      <text:p text:style-name="Preformatted_20_Text"><office:annotation office:name="__Annotation__2312_95124814"><dc:creator>Unknown Author</dc:creator><dc:date>2022-04-07T19:01:22.297530914</dc:date><text:p text:style-name="P3"><text:span text:style-name="T2">EXON11</text:span></text:p></office:annotation></text:p>
      <text:p text:style-name="Preformatted_20_Text">Unmasked <text:s text:c="7"/>TAATACCAG<text:span text:style-name="T1">CTGTCACTAATAGAAACTGGAGCTGACAAATAGTCTGGTTCACCTGCATCA</text:span></text:p>
      <text:p text:style-name="Preformatted_20_Text">Masked <text:s text:c="9"/>TAATACCAG<text:span text:style-name="T1">CTGTCACTAATAGAAACTGGAGCTGACAAATAGTCTGGTTCACCTGCAT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GTGAAAGCACTTGAACTTGCCAATGTAATAATCCTACACCACAACTTGGTGGCAGAC</text:span></text:p>
      <text:p text:style-name="Preformatted_20_Text">Masked <text:s text:c="9"/><text:span text:style-name="T1">ATGGTGAAAGCACTTGAACTTGCCAATGTAATAATCCTACACCACAACTTGGTGGCAG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GCAAAGGCAAACTCATTGAAAAATGTCCCTGT</text:span>AGAAAAGCGAAAAAGCTATGCTGCA</text:p>
      <text:p text:style-name="Preformatted_20_Text"><text:soft-page-break/>Masked <text:s text:c="9"/><text:span text:style-name="T1">CATGCAAAGGCAAACTCATTGAAAAATGTCCCTGT</text:span>AGAAAAGCGAAAAAGCTATGCTGCA</text:p>
      <text:p text:style-name="Preformatted_20_Text"><text:s text:c="16"/>************************************************************</text:p>
      <text:p text:style-name="Preformatted_20_Text"><office:annotation-end office:name="__Annotation__2312_95124814"/></text:p>
      <text:p text:style-name="Preformatted_20_Text">Unmasked <text:s text:c="7"/>GGTAAGCAGCCTCTGTTCAGTACTATTGTGTCACTGCTGTTTTGAATGGTCAGCAATATT</text:p>
      <text:p text:style-name="Preformatted_20_Text">Masked <text:s text:c="9"/>GGTAAGCAGCCTCTGTTCAGTACTATTGTGTCACTGCTGTTTTGAATGGTCAGC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AACTTTCAGTGACACGGTTGAAGAAGTGACAGGGATAAGTATGCTTACATTTCACT</text:p>
      <text:p text:style-name="Preformatted_20_Text">Masked <text:s text:c="9"/>GGTGAACTTTCAGTGACACGGTTGAAGAAGTGACAGGGATAAGTATGCTTACAT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CTGTGAGGATATGGCTTTCAAAAACATCCACACTGTATCGCCAATTGATGAATGC</text:p>
      <text:p text:style-name="Preformatted_20_Text">Masked <text:s text:c="9"/>TCAGTCTGTGAGGATATGGCTTTCAAAAACATCCACACTGTATCGCCAATTGATG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TTGTCTTCGGATGCCTGGAAAACTAACATCAGAACACAGAACTTTGAGAGTTCT</text:p>
      <text:p text:style-name="Preformatted_20_Text">Masked <text:s text:c="9"/>TTATATTTGTCTTCGGATGCCTGGAAAACTAACATCAGAACACAGAACTTTGAG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AAAACAGACTAAAAATCTGGATCTTGGAATCCAGTTTTCACTTCAAGTCAGATTC</text:p>
      <text:p text:style-name="Preformatted_20_Text">Masked <text:s text:c="9"/>GGGGAAAAACAGACTAAAAATCTGGATCTTGGAATCCAGTTTTCACTTCAAGTC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AGAAAACTTAAGTTTCTGGGAGATAAACAGAACATATTTTCGATGCATGATATA</text:p>
      <text:p text:style-name="Preformatted_20_Text">Masked <text:s text:c="9"/>TCCATCAGAAAACTTAAGTTTCTGGGAGATAAACAGAACATATTTTCGATGCAT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ACAGTCTGGGAGTCTGAATTCTCTTACTTGGTAAGCAGTACGCTTAAATCCAACA</text:p>
      <text:p text:style-name="Preformatted_20_Text">Masked <text:s text:c="9"/>TAAAGACAGTCTGGGAGTCTGAATTCTCTTACTTGGTAAGCAGTACGCTTAAATC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ACACTTAGAGCAATTTTAAAATTTTTATCCTGGAAAAAAAAATAGTTTAAGAAAA</text:p>
      <text:p text:style-name="Preformatted_20_Text">Masked <text:s text:c="9"/>GAGCTACACTTAGAGCAATTTTAAAATTTTTATCCTGGAAAAAAAAATAGTTT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AGCAAAATGGTTTTGGGAAGTTTTGTTTCTAAAATAATACTGCAGAAAAAAACAA</text:p>
      <text:p text:style-name="Preformatted_20_Text">Masked <text:s text:c="9"/>TGTTTAGCAAAATGGTTTTGGGAAGTTTTGTTTCTAAAATAATACTGCAGAAA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AGGATTTTTTATTTTTGAGGATGGAAGCTCTGGTCCATAAAATGGCAAAATGG</text:p>
      <text:p text:style-name="Preformatted_20_Text">Masked <text:s text:c="9"/>AATCTATAGGATTTTTTATTTTTGAGGATGGAAGCTCTGGTCCATAAAATGGCAA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ACTTTCTTCATTTGCTGAGAACAAAGAAGATTGCATGCTATCTGGATGTTACACT</text:p>
      <text:p text:style-name="Preformatted_20_Text">Masked <text:s text:c="9"/>TCTCAACTTTCTTCATTTGCTGAGAACAAAGAAGATTGCATGCTATCTGGATGTT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TTTTACACCCAGGTGGAAGTGTTTGGGTTTTGTGCCTAATACATTACTGTAAGT</text:p>
      <text:p text:style-name="Preformatted_20_Text">Masked <text:s text:c="9"/>AAGAGTTTTTACACCCAGGTGGAAGTGTTTGGGTTTTGTGCCTAATACATTACTG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TCGTCTTTCAGGCCACAAGAAGAAAAGAGCTGGCAAAACAGGGAAAGGATCTTG</text:p>
      <text:p text:style-name="Preformatted_20_Text">Masked <text:s text:c="9"/>TCCTTCTCGTCTTTCAGGCCACAAGAAGAAAAGAGCTGGCAAAACAGGGAAAGGA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CCCTGTTGAAACATCCTGGTGGTAAGTCCTGCAATATGACCTATATCTGAGCC</text:p>
      <text:p text:style-name="Preformatted_20_Text">Masked <text:s text:c="9"/>TATGTTTCCCTGTTGAAACATCCTGGTGGTAAGTCCTGCAATATGACCTATATCTG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CTACTTAACAGAACAGCCAGTCATCTGTCACCTTCAGTAGAGTTCAACTATGTCCA</text:p>
      <text:p text:style-name="Preformatted_20_Text">Masked <text:s text:c="9"/>ATAGCTACTTAACAGAACAGCCAGTCATCTGTCACCTTCAGTAGAGTTCAACTATG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CTACTTGTTAAACACTCTGAAGAAAGAATTGCCAGCAGGACATAATATTACTCAT</text:p>
      <text:p text:style-name="Preformatted_20_Text">Masked <text:s text:c="9"/>ATAATCTACTTGTTAAACACTCTGAAGAAAGAATTGCCAGCAGGACATAATATTA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CTAAATCAGAGAATTATGAATTGCTTCCTACAGCATCTCATCTCTATGCTATCAAA</text:p>
      <text:p text:style-name="Preformatted_20_Text">Masked <text:s text:c="9"/>GGGCCTAAATCAGAGAATTATGAATTGCTTCCTACAGCATCTCATCTCTATGCT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TCATTCCAAAAGTTGTTCTGCAAATGGAAGAGAGAAAACAGAGAGCATGATAAAA</text:p>
      <text:p text:style-name="Preformatted_20_Text">Masked <text:s text:c="9"/>GCTGTTCATTCCAAAAGTTGTTCTGCAAATGGAAGAGAGAAAACAGAGAGCAT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CTAATGTGAGATTGACTGTGACAACTAGGGGACATTAGGTAAAAGTGGCAAGTG</text:p>
      <text:p text:style-name="Preformatted_20_Text">Masked <text:s text:c="9"/>TTCAGGCTAATGTGAGATTGACTGTGACAACTAGGGGACATTAGGTAAAAGTGGC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TAAAAGTGCAGGCTGTTCTTCCACACAGTGGCCATATCAAAATAAACACTTTAG</text:p>
      <text:p text:style-name="Preformatted_20_Text">Masked <text:s text:c="9"/>GCAGATTAAAAGTGCAGGCTGTTCTTCCACACAGTGGCCATATCAAAATAAACAC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CAGCAAAACTAATGGAATTTTCTCAAACATGTAGATAAACATGTAGATAGTGAT</text:p>
      <text:p text:style-name="Preformatted_20_Text">Masked <text:s text:c="9"/>AAAACTCAGCAAAACTAATGGAATTTTCTCAAACATGTAGATAAACATGTAGATA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CTCGGAAAGCATCTAAAATATCGATTTTGGCAGGATGGGAGAGTATTTTGGGGGA</text:p>
      <text:p text:style-name="Preformatted_20_Text">Masked <text:s text:c="9"/>GCTCACTCGGAAAGCATCTAAAATATCGATTTTGGCAGGATGGGAGAGTATTTTG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TTCTATTTGCTTCCCTACTCCTGGATGTACTTCAGGTATGTGCTATTTTTCTCTC</text:p>
      <text:p text:style-name="Preformatted_20_Text">Masked <text:s text:c="9"/>AGAATTTCTATTTGCTTCCCTACTCCTGGATGTACTTCAGGTATGTGCTATTTTT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ACATGGTAACAAAGTTAAGAGTTTGGTTGATCCAGTGCAGCTGCTCTTATTCT</text:p>
      <text:p text:style-name="Preformatted_20_Text">Masked <text:s text:c="9"/>ATTAAAAACATGGTAACAAAGTTAAGAGTTTGGTTGATCCAGTGCAGCTGCTC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TGCACGAGCAGCTTAATTTTATTCCTACAGCATATTGATGTCATGTCCTTTCTA</text:p>
      <text:p text:style-name="Preformatted_20_Text">Masked <text:s text:c="9"/>AAAAATTGCACGAGCAGCTTAATTTTATTCCTACAGCATATTGATGTCATGTCC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CATTGTTAATTACCATGATGTGTACGCATGATACATCCGTTTTCAGATGTGCTTC</text:p>
      <text:p text:style-name="Preformatted_20_Text">Masked <text:s text:c="9"/>GTTAGCATTGTTAATTACCATGATGTGTACGCATGATACATCCGTTTTCAGATG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TATATTATACGTTCTTTTTAAAAAATTAACTTTGGCTCCTGATAACATTACATA</text:p>
      <text:p text:style-name="Preformatted_20_Text">Masked <text:s text:c="9"/>CTCCTGTATATTATACGTTCTTTTTAAAAAATTAACTTTGGCTCCTGATAACAT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AGAACTCACTCTTTCAACTGAAGTCAGTGGGAAACTTATGTACTTGAGGCTTCTA</text:p>
      <text:p text:style-name="Preformatted_20_Text">Masked <text:s text:c="9"/>GATTGAGAACTCACTCTTTCAACTGAAGTCAGTGGGAAACTTATGTACTTGAGGC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CACAACATATGTTTTGATTTATTTATTATTCATTAGAATTAGTCTATGTTACAAT</text:p>
      <text:p text:style-name="Preformatted_20_Text">Masked <text:s text:c="9"/>GATATCACAACATATGTTTTGATTTATTTATTATTCATTAGAATTAGTCTATGTTAC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TAACTAAGACACCATGAAATCATGTTCTTGATGAGCCATGAGAGTCTTATTTCACTTA</text:p>
      <text:p text:style-name="Preformatted_20_Text">Masked <text:s text:c="9"/>TATAACTAAGACACCATGAAATCATGTTCTTGATGAGCCATGAGAGTCTTATTTC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GATCAATAAATATGCCACAGCTGCTATCTTCTATCTTTTATTTTTTCCCTTTTT</text:p>
      <text:p text:style-name="Preformatted_20_Text">Masked <text:s text:c="9"/>AATATTGATCAATAAATATGCCACAGCTGCTATCTTCTATCTTTTATTTTTTCC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CATTAATGGACTCCAAACCAATTCTACAAATCATAGTCTCTGCTGGAAAGCTTG</text:p>
      <text:p text:style-name="Preformatted_20_Text">Masked <text:s text:c="9"/>AAAAATCATTAATGGACTCCAAACCAATTCTACAAATCATAGTCTCTGCTGGAAAG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CAAAAGCATCATGATTTAAAAGAAACTGCACTGTAAATGACTGTTTATGAAAACA</text:p>
      <text:p text:style-name="Preformatted_20_Text">Masked <text:s text:c="9"/>CTACCCAAAAGCATCATGATTTAAAAGAAACTGCACTGTAAATGACTGTTTAT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TGTACCACTAAACTCCTGAACAAAGGTGAGCAGAGGCAGTGATTGCAGTTCATC</text:p>
      <text:p text:style-name="Preformatted_20_Text">Masked <text:s text:c="9"/>AAGTAATGTACCACTAAACTCCTGAACAAAGGTGAGCAGAGGCAGTGATTGCAGT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CTTGTCTTCTGATTACATTACAGCATGGATTATCTATATTTGTTAGTCCATGGCA</text:p>
      <text:p text:style-name="Preformatted_20_Text">Masked <text:s text:c="9"/>TTTTACTTGTCTTCTGATTACATTACAGCATGGATTATCTATATTTGTTAGTCCA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TGCCCATTTGACAGTGTTTTCTTCATAATTATTTGTGGTGAATGTTTTCAAACT</text:p>
      <text:p text:style-name="Preformatted_20_Text">Masked <text:s text:c="9"/>TAATGATGCCCATTTGACAGTGTTTTCTTCATAATTATTTGTGGTGAATGTTTT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TTAAGAATTCAGATCCAGTATGAATACCAAAATAATTTATATAACATTGCCTGGT</text:p>
      <text:p text:style-name="Preformatted_20_Text">Masked <text:s text:c="9"/>GATTTTTAAGAATTCAGATCCAGTATGAATACCAAAATAATTTATATAACATTGC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TATACTGTCAGTAAAGAACCTGTGAGAGTAATTGATCTTCATCAAAATGCTCTT</text:p>
      <text:p text:style-name="Preformatted_20_Text">Masked <text:s text:c="9"/>TAATGATATACTGTCAGTAAAGAACCTGTGAGAGTAATTGATCTTCATCAAAATG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CATTTTTCCATCTCCACAGCTTTCATCAAATTTACAGTCTAAATCAGTGGTATGT</text:p>
      <text:p text:style-name="Preformatted_20_Text">Masked <text:s text:c="9"/>TTGGACATTTTTCCATCTCCACAGCTTTCATCAAATTTACAGTCTAAATCAGTG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ACTTGCTGCTTTACTAGAGTTATTAAAACATTTGCTGAAGACTTTGATGTTGTA</text:p>
      <text:p text:style-name="Preformatted_20_Text">Masked <text:s text:c="9"/>TTAAAGACTTGCTGCTTTACTAGAGTTATTAAAACATTTGCTGAAGACTTTGATG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CTTGTATATGTCATAGAATCACTGAATGGTTTGTGTTGGAAGGGACCTTAAATAG</text:p>
      <text:p text:style-name="Preformatted_20_Text">Masked <text:s text:c="9"/>TCTATCTTGTATATG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ACCTTATAGCCCAACCAGTTCCAACCCACTTGCTGAGGCAATTGCACTCCCTGTCAGCAT</text:p>
      <text:p text:style-name="Preformatted_20_Text">Masked <text:s text:c="9"/>NNNNNNNNNNNNNNNNNNNNNNNNNNNNNNNNNNNNNNNNATTGCACTCCCTGTCAGCAT</text:p>
      <text:p text:style-name="Preformatted_20_Text"><text:s text:c="56"/>********************</text:p>
      <text:p text:style-name="Preformatted_20_Text"/>
      <text:p text:style-name="Preformatted_20_Text">Unmasked <text:s text:c="7"/>CTTGGGTAAGTTTTGACCTTGGTAGACAATTAAGAAAATCTGGTTAGGTTGGAGAGGAAG</text:p>
      <text:p text:style-name="Preformatted_20_Text">Masked <text:s text:c="9"/>CTTGGGTAAGTTTTGACCTTGGTAGACAATTAAGAAAATCTGGTTAGGTTGGAG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TTCTCAAAGATACAAAGTTCTAGACATTTCATGAAAAGAAAGTTAGCTAAGCTGA</text:p>
      <text:p text:style-name="Preformatted_20_Text">Masked <text:s text:c="9"/>GATAGTTCTCAAAGATACAAAGTTCTAGACATTTCATGAAAAGAAAGTTAGCTAAGCTG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AAACAAAAGAAAATTAGTGTCCCTTTTGTGGAAAAAGCATTAATGTGAATCCAGCTAT</text:p>
      <text:p text:style-name="Preformatted_20_Text">Masked <text:s text:c="9"/>GTAAACAAAAGAAAATTAGTGTCCCTTTTGTGGAAAAAGCATTAATGTGAATCC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AGACAAGAAAAGATATACAGAGAAGCAAGATACAAGAAAATAAACTCATTTTTA</text:p>
      <text:p text:style-name="Preformatted_20_Text">Masked <text:s text:c="9"/>TCTACTAGNNNNNNNNNNNNNNNNNNNNNNNNNNNNNNNNNNNNNATAAACTCATTTTTA</text:p>
      <text:p text:style-name="Preformatted_20_Text"><text:s text:c="16"/>******** <text:s text:c="36"/>***************</text:p>
      <text:p text:style-name="Preformatted_20_Text"/>
      <text:p text:style-name="Preformatted_20_Text">Unmasked <text:s text:c="7"/>TGTGCTAAGAACTAAAGTATAGAGGGCTGAGTGATTTGTAAACACAGGAATGCCGGAAGC</text:p>
      <text:p text:style-name="Preformatted_20_Text">Masked <text:s text:c="9"/>TGTGCTAAGAACTAAAGTATAGAGGGCTGAGTGATTTGTAAACACAGGAATGCCGG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GCTCAAAGAAGTAAGTTCATTGTGTACATGGAGTCCAGGTCTGGAAGAGTCTCCT</text:p>
      <text:p text:style-name="Preformatted_20_Text">Masked <text:s text:c="9"/>CACCAGCTCAAAGAAGTAAGTTCATTGTGTACATGGAGTCCAGGTCTGGAAGAG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CTTGTTTCCCTGCTTCCTGCTCACTTTAGGTGACTCTGAACACTTTCAGTACCAA</text:p>
      <text:p text:style-name="Preformatted_20_Text">Masked <text:s text:c="9"/>TGAATCTTGTTTCCCTGCTTCCTGCTCACTTTAGGTGACTCTGAACACTTTCAG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CAAACACCAGAAAACAAAACAGAGGAGAGAACTGTTCACCAGGTTCCTACAGCAGA</text:p>
      <text:p text:style-name="Preformatted_20_Text">Masked <text:s text:c="9"/>AGACCAAACACCAGAAAACAAAACAGAGGAGAGAACTGTTCACCAGGTTCCTAC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TTTGAAAAGAGTTAAGTGTACTCACATGGCAACCAAAGAAAGTGAATCACACCC</text:p>
      <text:p text:style-name="Preformatted_20_Text">Masked <text:s text:c="9"/>AAAGAATTTGAAAAGAGTTAAGTGTACTCACATGGCAACCAAAGAAAGTGAATCAC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ACAAACGGAGATGAAAAAAAGATCTTTAATTGGTTTCTGTCAGTATGAACAGTT</text:p>
      <text:p text:style-name="Preformatted_20_Text">Masked <text:s text:c="9"/>TGTACTACAAACGGAGATGAAAAAAAGATCTTTAATTGGTTTCTGTCAGTATGAA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CTCAAGCACAGAAGTGGAAATAGGCCTAATTAGTGTTCCTATGTGAAAAGGTGGTA</text:p>
      <text:p text:style-name="Preformatted_20_Text">Masked <text:s text:c="9"/>CCCTCTCAAGCACAGAAGTGGAAATAGGCCTAATTAGTGTTCCTATGTGAAAAGG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GAAAGTTCCATTCAGAATGTACATGCCTCAAGAATCTCTGCAGTCCTGTCAG</text:p>
      <text:p text:style-name="Preformatted_20_Text">Masked <text:s text:c="9"/>TTTTCTCAGAAAGTTCCATTCAGAATGTACATGCCTCAAGAATCTCTGCAGTCCT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TCAGAAAGAACCAGACCTGACATACAGGAGCTTTACTATGCTATGCACCTGAAG</text:p>
      <text:p text:style-name="Preformatted_20_Text">Masked <text:s text:c="9"/>AACAGTTCAGAAAGAACCAGACCTGACATACAGGAGCTTTACTATGCTATGCACC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CTGCTCGTAGTGGAAGATTTGTTAGTGTTTACCGTGGCAACAGCAGGAATCTTAA</text:p>
      <text:p text:style-name="Preformatted_20_Text">Masked <text:s text:c="9"/>TAAAGCTGCTCGTAGTGGAAGATTTGTTAGTGTTTACCGTGGCAACAGCAGGAATC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GATGTCAGATATCAGGAAATTCCTCACAGAGAAATTTCTCAATAGTTGTACATG</text:p>
      <text:p text:style-name="Preformatted_20_Text">Masked <text:s text:c="9"/>AACAGTGATGTCAGATATCAGGAAATTCCTCACAGAGAAATTTCTCAATAGTTGT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ACTGGTTAAAAAATCTAAAACTTAGGGAAACCTACCATAGTCCTAGATTTAAATCT</text:p>
      <text:p text:style-name="Preformatted_20_Text">Masked <text:s text:c="9"/>CGTCACTGGTTAAAAAATCTAAAACTTAGGGAAACCTACCATAGTCCTAGATTT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GACCAGACATACTGGCCAAGAATCCAAAAGACTTTTCAGTACAGTTACTACAGT</text:p>
      <text:p text:style-name="Preformatted_20_Text"><text:soft-page-break/>Masked <text:s text:c="9"/>CAGTGTGACCAGACATACTGGCCAAGAATCCAAAAGACTTTTCAGTACAGTTAC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TCTTCAAACTGACAAATATATTTTGTTCATAATGGAAGATTCCTCCTGACTTGAC</text:p>
      <text:p text:style-name="Preformatted_20_Text">Masked <text:s text:c="9"/>TACTATCTTCAAACTGACAAATATATTTTGTTCATAATGGAAGATTCCTCCTGA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ATCTACTTTGTAAAATGCTTATATAGCATATGGAAAACTTGCTAATCTTCCTCTT</text:p>
      <text:p text:style-name="Preformatted_20_Text">Masked <text:s text:c="9"/>GCTAAATCTACTTTGTAAAATGCTTATATAGCATATGGAAAACTTGCTAATCTT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CCTCTTTGAAAGATTATTATTGAATATGAATAAATATAAATGAATATAGTAAATAA</text:p>
      <text:p text:style-name="Preformatted_20_Text">Masked <text:s text:c="9"/>CTATCCTCTTTGAAAGATTATTATTGAAT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ATATGAATGAATATAGAATTTTGTCTAATCTCGCCTTAAATGTACTCGTTATCAATTTAC</text:p>
      <text:p text:style-name="Preformatted_20_Text">Masked <text:s text:c="9"/>NNNNNNNNNNNNNTAGAATTTTGTCTAATCTCGCCTTAAATGTACTCGTTATCAATTTAC</text:p>
      <text:p text:style-name="Preformatted_20_Text"><text:s text:c="29"/>***********************************************</text:p>
      <text:p text:style-name="Preformatted_20_Text"/>
      <text:p text:style-name="Preformatted_20_Text">Unmasked <text:s text:c="7"/>CTGTTTGAATTCAAACCTTTACTTTTTAGTATAATCATTCTCCCTTGCTACAGTCTTAAT</text:p>
      <text:p text:style-name="Preformatted_20_Text">Masked <text:s text:c="9"/>CTGTTTGAATTCAAACCTTTACTTTTTAGTATAATCATTCTCCCTTGCTACAGTC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CACATTTCCTTTGATCTCCTCTTTCTTAAGCTAGACATGTCAAGCTCTTTTAGTGT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AAGCCAGGAAGTCATTTATCTGCCCATCCTAGAAGACTTCGCCAGTACCTGA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TTCACAGCCACTCAGCACAGAATGACTGGAGCAGACTAGGAGAGCACACCTTG</text:p>
      <text:p text:style-name="Preformatted_20_Text">Masked <text:s text:c="9"/>NNNNNNNNNNNCAGCCACTCAGCACAGAATGACTGGAGCAGACTAGGAGAGCACACCTTG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CTCTAAATGAGCTCTCTTCAGCAGCCTGTGCAAATTCTTTCTCTGTTTCTCACAAAAAAC</text:p>
      <text:p text:style-name="Preformatted_20_Text">Masked <text:s text:c="9"/>CTCTAAATGAGCTCTCTTCAGCAGCCTGTGCAAATTCTTTCTCTGTTTCTCAC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CCCACTGTGCTCCCAAATCACATGAGCATTTCATATGTGCATGTCATGTCAGTGA</text:p>
      <text:p text:style-name="Preformatted_20_Text">Masked <text:s text:c="9"/>GTTTGCCCACTGTGCTCCCAAATCACATGAGCATTTCATATGTGCATGTCATGT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CATACTAGAATCATTTGATGCACTCCGATTCCATTTCTCCTTCATTTGTTCAAA</text:p>
      <text:p text:style-name="Preformatted_20_Text">Masked <text:s text:c="9"/>CACATTCATACTAGAATCATTTGATGCACTCCGATTCCATTTCTCCTTCATTTG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ATTGATGTTCTTAGTCCTATTAAAATTTGGTTTACCTTTATTACTCTAATGCAC</text:p>
      <text:p text:style-name="Preformatted_20_Text">Masked <text:s text:c="9"/>GCAAAAATTGATGTTCTTAGTCCTATTAAAATTTGGTTTACCTTTATTACTCTAA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ATATTCCTCCTGTGTAATGACTTGATTCTCCCCAGTATTAGCAGTGTCATTCAG</text:p>
      <text:p text:style-name="Preformatted_20_Text">Masked <text:s text:c="9"/>AAATTCATATTCCTCCTGTGTAATGACTTGATTCTCCCCAGTATTAGCAGTGTCA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TACATTTTCAATTAACACCAGAATAGGTCCAGTTCTTGAACCAGATTCCTAACCT</text:p>
      <text:p text:style-name="Preformatted_20_Text">Masked <text:s text:c="9"/>TTTAGTACATTTTCAATTAACACCAGAATAGGTCCAGTTCTTGAACCAGATTCCTAA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TAGTGACCAGAATAAATCCCACAACCTATGACTGCAGGACACTGCTAGCAATCCCTG</text:p>
      <text:p text:style-name="Preformatted_20_Text">Masked <text:s text:c="9"/>AAGTAGTGACCAGAATAAATCCCACAACCTATGACTGCAGGACACTGCTAGCAATC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TTTTAAACTGATGTTACTGTAGTCAGCCTCTTATCTACCTTGTAGTCTTTCTAA</text:p>
      <text:p text:style-name="Preformatted_20_Text">Masked <text:s text:c="9"/>TTAAACTTTTAAACTGATGTTACTGTAGTCAGCCTCTTATCTACCTTGTAGTCTTT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CTTGTTCTGTCCCACTTCTCATCACTTAAAATTCATCAAAAAGCATTTTATGAAA</text:p>
      <text:p text:style-name="Preformatted_20_Text">Masked <text:s text:c="9"/>CAGATCTTGTTCTGTCCCACTTCTCATCACTTAAAATTCATCAAAAAGCATT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CGCTGAAGTCTAGATAGATGAAATAAATTACCTTTGCTTAAAATGCCAGTTAAAC</text:p>
      <text:p text:style-name="Preformatted_20_Text">Masked <text:s text:c="9"/>TACTCCGCTGAAGTCTAGATAGATGAAATAAATTACCTTTGCTTAAAATGCCAGT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AAACACATGCTAAGTTATTCCAACATATTTAATCTTTAATGAAGTACCTAATTT</text:p>
      <text:p text:style-name="Preformatted_20_Text">Masked <text:s text:c="9"/>TTTGTGAAACACATGCTAAGTTATTCCAACATATTTAATCTTTAATGAAGTACC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GATTTTTTTTCAGATTGTTTTTTTTCCCAAATCTCTTCTCAGAGTTGCAAAAC</text:p>
      <text:p text:style-name="Preformatted_20_Text">Masked <text:s text:c="9"/>AAATATAGATTTTTTTTCAGATTGTTTTTTTTCCCAAATCTCTTCTCAGAGTTG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CTCAAAGGGATAAAGCTGCAGCTACCACAGTAATTTTCTGTCTTCTAGAAAATT</text:p>
      <text:p text:style-name="Preformatted_20_Text">Masked <text:s text:c="9"/>ATTGTGCTCAAAGGGATAAAGCTGCAGCTACCACAGTAATTTTCTGTCTTCTA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TTTGCTAATTTCCACTATGTGTACCTGTAGCAGTATTTGCTATTATAGCTATA</text:p>
      <text:p text:style-name="Preformatted_20_Text">Masked <text:s text:c="9"/>GGTAATATTTGCTAATTTCCACTATGTGTACCTGTAGCAGTATTTGCTATTATAG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TATATTGCACTGAAGTTTTAACTGAAAAACAATGTTTTAGGAATTAGAGCAATGCA</text:p>
      <text:p text:style-name="Preformatted_20_Text">Masked <text:s text:c="9"/>TTGATATATTGCACTGAAGTTTTAACTGAAAAACAATGTTTTAGGAATTAGAGC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TCATTTCAGAGCATTAGTACAGAGATTACAGGGAAACCCTGGTTTCAACACAGAAT</text:p>
      <text:p text:style-name="Preformatted_20_Text">Masked <text:s text:c="9"/>GCAATCATTTCAGAGCATTAGTACAGAGATTACAGGGAAACCCTGGTTTCAACAC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CTGGAGACTTTCAAGGCCAGGCTGGATCAGGCCCTGGGCAACCTGACCTAGCTGT</text:p>
      <text:p text:style-name="Preformatted_20_Text">Masked <text:s text:c="9"/>GCAGA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GGTGTCTCTGTTCACTGCAGGGGAGTTGGAGCCAACTCTAAGGATACTGTGA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ATGATTCTATGATCCAGCTCAGTGAGGTCCATGGACATATGCCCTTTCTCCCTTCA</text:p>
      <text:p text:style-name="Preformatted_20_Text">Masked <text:s text:c="9"/>NNNNNNNNNNNNNNNNNCCAGCTCAGTGAGGTCCATGGACATATGCCCTTTCTCCCTTCA</text:p>
      <text:p text:style-name="Preformatted_20_Text"><text:s text:c="33"/>*******************************************</text:p>
      <text:p text:style-name="Preformatted_20_Text"/>
      <text:p text:style-name="Preformatted_20_Text">Unmasked <text:s text:c="7"/>CTTTTTATACATAGAAATTCCGTAGCGGTATTGAGCTTTAATATACTGCTGGACCAGAAA</text:p>
      <text:p text:style-name="Preformatted_20_Text">Masked <text:s text:c="9"/>CTTTTTATACATAGAAATTCCGTAGCGGTATTGAGCTTTAATATACTGCTGGA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CTACTTTTCTGATGTTATCAGCCATGAATAGCTGAAGAATCAGAAGTAAGTGGCCT</text:p>
      <text:p text:style-name="Preformatted_20_Text">Masked <text:s text:c="9"/>AGCTCTACTTTTCTGATGTTATCAGCCATGAATAGCTGAAGAATCAGAAGTAAGTGGC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AATACAGTTCAGATTAATAGAGGAAGAAAATGGCTTTGATTTTAAACATTCAGGAAAA</text:p>
      <text:p text:style-name="Preformatted_20_Text">Masked <text:s text:c="9"/>TAAATACAGTTCAGATTAATAGAGGAAGAAAATGGCTTTGATTTTAAACATTCAG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GCCAGAAGGAGAAGTACATGTGGCAGGTTATGAAGCGTGAATACACGAAAAGTTG</text:p>
      <text:p text:style-name="Preformatted_20_Text">Masked <text:s text:c="9"/>TCTGAGCCAGAAGGAGAAGTACATGTGGCAGGTTATGAAGCGTGAATACACGAAA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CTTGAGAATGAAAGACAAAAAAACCAAAATATATTTTCTGTTATAATTCAGCCTG</text:p>
      <text:p text:style-name="Preformatted_20_Text">Masked <text:s text:c="9"/>GGAACCTTGAGAATGAAAGACAAAAAAACCAAAATATATTTTCTGTTATAATTCAG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GAGAAAACATAACTATATGTTTTTTCTCATCAGCATAGACGTGTTCTTGGAGAT</text:p>
      <text:p text:style-name="Preformatted_20_Text">Masked <text:s text:c="9"/>AGATTAGAGAAAACATAACTATATGTTTTTTCTCATCAGCATAGACGTGTTCTTG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AATGAATGAATGCTCATTCACTGCCATTTGTCCTTCACAGTACTGCAGTGTATCC</text:p>
      <text:p text:style-name="Preformatted_20_Text">Masked <text:s text:c="9"/>CATAAAATGAATGAATGCTCATTCACTGCCATTTGTCCTTCACAGTACTGCAGTGT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CTGTTAAAAATTCTGTTAGGTCTCTGATAAT</text:p>
      <text:p text:style-name="Preformatted_20_Text">Masked <text:s text:c="9"/>CAAACAAATGCTGTTAAAAATTCTGTTAGGTCTCTGATAAT</text:p>
      <text:p text:style-name="P1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6153835CGkY5+clustalw.dnd" text:style-name="Internet_20_link" text:visited-style-name="Visited_20_Internet_20_Link">clustalw.dnd</text:a></text:p>
      <text:p text:style-name="Preformatted_20_Text"/>
      <text:p text:style-name="P1">(Unmasked:0.05006,Masked:0.0500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2:16:07.249804987</meta:creation-date>
    <dc:date>2022-04-07T19:02:52.254919533</dc:date>
    <meta:editing-duration>PT2H53M4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9" meta:paragraph-count="812" meta:word-count="1366" meta:character-count="60270" meta:non-whitespace-character-count="49721"/>
  </office:meta>
</office:document-meta>
</file>